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4</text:p>
      <text:p text:style-name="P1">Our Work</text:p>
      <text:p text:style-name="P4"><text:tab/>For the MPI version of this assignment our implementation differs in the way work is distributed among processes. There is one master process that assigns work to the other slave processes. The root plays the role of the master process. Slave processes receive a number representing <text:s/>the first row in the next set of rows of the matrix to operate on. After the slave finishes the multiplication of a set of rows it calls a send-receive to send the answers to the master process and receive the next available row number. This process continues until there are no more rows to operate on.</text:p>
      <text:p text:style-name="P4"><text:tab/>In the event that a job is submitted with only one process a sequential algorithm will be run so that the correct answer is still returned. When the job runs with two processes one will be the master and the other will be the slave. This means that the running time is very similar to the one process job with a small overhead incurred for interprocess communication.</text:p>
      <text:p text:style-name="P4"/>
      <text:p text:style-name="P1">Testing Methodology</text:p>
      <text:p text:style-name="P4"><text:tab/>Aside from the tools for generating test matrices and vectors described in the last assignment. We have scripts to run our MPI code on ranger for different numbers of cores.</text:p>
      <text:p text:style-name="P4"/>
      <text:p text:style-name="P3">To run the matrix vector multiply code:</text:p>
      <text:p text:style-name="P3"><text:tab/>./matrixmult_submit[1,...,16] <text:s/>where [1,...,16] represent the number of tasks. 16 tasks = 256 cores.</text:p>
      <text:p text:style-name="P3"/>
      <text:p text:style-name="P5">Test Cases</text:p>
      <text:p text:style-name="P3"/>
      <text:p text:style-name="P3"><text:tab/>The following table and chart shows the results of a sparse matrix vector multiplication on a 10,000 x 10,000 matrix with 29,998,738 non-zero values, the same matrix that we tested on in assignment 3. Using the same matrix allowed us to compare our performance against the shared memory implementation using Pthreads. As the test results show we noticed a big improvement in our distributed memory implementation timings. We present the graphs side by side for comparison.</text:p>
      <text:p text:style-name="P3">As in assignment 3 the tests were run multiple times, the graphs shows the average time for five tests. </text:p>
      <text:p text:style-name="P3"><draw:frame draw:style-name="fr1" draw:name="Object3" text:anchor-type="paragraph" svg:x="0.1075in" svg:y="0.1028in" svg:width="4.6555in" svg:height="1.0736in" draw:z-index="1"><draw:object xlink:href="./Object 3" xlink:type="simple" xlink:show="embed" xlink:actuate="onLoad"/><draw:image xlink:href="./ObjectReplacements/Object 3" xlink:type="simple" xlink:show="embed" xlink:actuate="onLoad"/></draw:frame></text:p>
      <text:p text:style-name="P3"><draw:frame draw:style-name="fr1" draw:name="Object2" text:anchor-type="paragraph" svg:x="0.1409in" svg:y="0.0665in" svg:width="4.1429in" svg:height="3.4047in" draw:z-index="0"><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3-01T20:06:25</dc:date>
    <meta:editing-cycles>20</meta:editing-cycles>
    <meta:editing-duration>PT7H8M6S</meta:editing-duration>
    <meta:user-defined meta:name="Info 1"/>
    <meta:user-defined meta:name="Info 2"/>
    <meta:user-defined meta:name="Info 3"/>
    <meta:user-defined meta:name="Info 4"/>
    <meta:document-statistic meta:table-count="0" meta:image-count="0" meta:object-count="2" meta:page-count="2" meta:paragraph-count="14" meta:word-count="335" meta:character-count="193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7cm" svg:y="0.175cm" chart:style-name="ch2">
          <text:p>10000x10000 matrix (70% sparsity)</text:p>
        </chart:title>
        <chart:plot-area chart:style-name="ch3" chart:data-source-has-labels="both" svg:x="0.294cm" svg:y="0.642cm" svg:width="10.016cm" svg:height="7.774cm">
          <chart:axis chart:dimension="x" chart:name="primary-x" chart:style-name="ch4">
            <chart:title svg:x="5.114cm" svg:y="8.258cm" chart:style-name="ch5">
              <text:p>Threads</text:p>
            </chart:title>
            <chart:categories table:cell-range-address="local-table.$A$2:.$A$7"/>
          </chart:axis>
          <chart:axis chart:dimension="y" chart:name="primary-y" chart:style-name="ch6">
            <chart:title svg:x="0.213cm" svg:y="4.572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01">03/01/2010</text:date>, <text:time>20:06:25</text:time></text:p>
        </style:region-right>
      </style:header>
      <style:header-left style:display="false"/>
      <style:footer>
        <text:p>Page <text:page-number>1</text:page-number> / <text:page-count>99</text:page-count></text:p>
      </style:footer>
      <style:footer-left style:display="false"/>
    </style:master-page>
  </office:master-styles>
</office:document-styles>
</file>